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2" style:family="paragraph" style:parent-style-name="Standard">
      <style:text-properties fo:font-size="12pt" fo:language="en" fo:country="US" style:font-size-asian="12pt" style:font-size-complex="12pt"/>
    </style:style>
    <style:style style:name="P13" style:family="paragraph" style:parent-style-name="Heading_20_1" style:master-page-name="First_20_Page">
      <style:paragraph-properties style:page-number="auto"/>
    </style:style>
    <style:style style:name="P14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c8d3b" style:font-size-asian="14pt" style:font-size-complex="14pt"/>
    </style:style>
    <style:style style:name="P15" style:family="paragraph">
      <style:paragraph-properties style:writing-mode="lr-tb"/>
    </style:style>
    <style:style style:name="P16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6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8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0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1" style:family="text">
      <style:text-properties fo:font-size="8pt" style:font-size-asian="8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05553145192192" text:id="ct105553145192192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05553145192400" text:id="ct10555314519240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5553145192608" text:id="ct105553145192608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5553145192816" text:id="ct105553145192816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5553145193024" text:id="ct105553145193024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05553145193232" text:id="ct105553145193232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105553145192192"/><text:change-start text:change-id="ct105553145192400"/>Adopt<text:change-end text:change-id="ct105553145192400"/>ed<text:change-start text:change-id="ct105553145192608"/> as a <text:change-end text:change-id="ct105553145192608"/>NMRA <text:change-start text:change-id="ct105553145192816"/>Standard<text:change-end text:change-id="ct105553145192816"/></text:h>
      </text:section>
      <text:p text:style-name="Standard">The OpenLCB Standard document appended to this cover sheet has been formally adopted as a NMRA Standard by the NMRA Board of Directors on the date shown in the <text:span text:style-name="T15">Adopted</text:span> column in the <text:span text:style-name="T14">Version History</text:span> table below.</text:p>
      <text:h text:style-name="Heading_20_1" text:outline-level="1"><text:change text:change-id="ct105553145193024"/><text:change-start text:change-id="ct105553145193232"/>Version History<text:change-end text:change-id="ct105553145193232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loext:contextual-spacing="false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loext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loext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c8d3b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3" style:family="text">
      <style:text-properties fo:font-size="8pt" style:font-size-asian="8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5-02-24T17:34:19.319762885" text:date-adjust="PT1440H00M00S">Apr 25, 2015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Standard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TCP Transfer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</table:table-cell>
            <table:table-cell table:style-name="Table1.C1" office:value-type="string">
              <text:p text:style-name="MP12"><text:span text:style-name="MT10">S-</text:span><text:span text:style-name="MT11">9.7.2.2</text:span><text:span text:style-name="MT12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3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6</meta:editing-cycles>
    <meta:editing-duration>PT18H51M59S</meta:editing-duration>
    <meta:generator>LibreOffice/4.4.0.3$MacOSX_X86_64 LibreOffice_project/de093506bcdc5fafd9023ee680b8c60e3e0645d7</meta:generator>
    <dc:date>2015-02-24T17:34:19.210509000</dc:date>
    <meta:printed-by>Bob Jacobsen</meta:printed-by>
    <meta:print-date>2010-09-15T08:46:04</meta:print-date>
    <meta:document-statistic meta:table-count="2" meta:image-count="0" meta:object-count="0" meta:page-count="1" meta:paragraph-count="14" meta:word-count="75" meta:character-count="446" meta:non-whitespace-character-count="378"/>
  </office:meta>
</office:document-meta>
</file>